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 Analysis</text:p>
      <text:p text:style-name="Standard">###############################</text:p>
      <text:p text:style-name="Standard">Swept Converged Percents:</text:p>
      <text:p text:style-name="Standard"/>
      <text:p text:style-name="Standard"><text:s text:c="3"/>Both converged: <text:s text:c="13"/>2.6439909297052155%</text:p>
      <text:p text:style-name="Standard"><text:s text:c="3"/>Python converged: <text:s text:c="11"/>16.054572940287226%</text:p>
      <text:p text:style-name="Standard"><text:s text:c="3"/>Julia converged: <text:s text:c="12"/>80.17218442932729%</text:p>
      <text:p text:style-name="Standard"><text:s text:c="3"/>Python converged, not Julia: 13.41058201058201%</text:p>
      <text:p text:style-name="Standard"><text:s text:c="3"/>Julia converged, not Python: 77.52819349962208%</text:p>
      <text:p text:style-name="Standard"/>
      <text:p text:style-name="Standard">Swept Run Converged RMS:</text:p>
      <text:p text:style-name="Standard">Cl RMS: 122.54067</text:p>
      <text:p text:style-name="Standard">Cd RMS: Inf</text:p>
      <text:p text:style-name="Standard">Cm RMS: 20.57146</text:p>
      <text:p text:style-name="Standard"/>
      <text:p text:style-name="Standard">Swept Converged Comparison:</text:p>
      <text:p text:style-name="Standard"/>
      <text:p text:style-name="Standard"><text:s text:c="3"/>cl average error: <text:s/>240.5965%</text:p>
      <text:p text:style-name="Standard"><text:s text:c="3"/>cl max error: <text:s text:c="5"/>1.4232848146e6%</text:p>
      <text:p text:style-name="Standard"><text:s text:c="6"/>Python CL: <text:s text:c="5"/>-7.345e-5</text:p>
      <text:p text:style-name="Standard"><text:s text:c="6"/>Julia CL: <text:s text:c="6"/>1.04527441</text:p>
      <text:p text:style-name="Standard"><text:s text:c="9"/>Alfa = 4.90909 <text:s text:c="4"/>Re = 1.0e6 <text:s text:c="4"/>Mach = 0.3 <text:s text:c="4"/>NACA P = [4.0, 5.0, 6.0]</text:p>
      <text:p text:style-name="Standard"><text:s text:c="9"/>Pane = 140 <text:s text:c="8"/>Perc maint = false <text:s text:c="4"/>Iterations = 20</text:p>
      <text:p text:style-name="Standard"/>
      <text:p text:style-name="Standard"><text:s text:c="3"/>Rerunning the max error case</text:p>
      <text:p text:style-name="Standard"><text:s text:c="6"/>cl max error: <text:s/>0.0%</text:p>
      <text:p text:style-name="Standard"><text:s text:c="6"/>Python CL: <text:s/>1.04527</text:p>
      <text:p text:style-name="Standard"><text:s text:c="10"/>Difference from old value: 1.04535</text:p>
      <text:p text:style-name="Standard"><text:s text:c="6"/>Julia CL: <text:s text:c="2"/>1.0452744131</text:p>
      <text:p text:style-name="Standard"><text:s text:c="10"/>Difference from old value: 3.108624468950438e-14</text:p>
      <text:p text:style-name="Standard"/>
      <text:p text:style-name="Standard"><text:s text:c="3"/>cd average error: NaN%</text:p>
      <text:p text:style-name="Standard"><text:s text:c="3"/>cd max: <text:s text:c="4"/>Inf%</text:p>
      <text:p text:style-name="Standard"><text:s text:c="3"/>cm average: 181.8888295780846</text:p>
      <text:p text:style-name="Standard"/>
      <text:p text:style-name="Standard">Total Max errors:</text:p>
      <text:p text:style-name="Standard"><text:s text:c="3"/>x error: (0.0, 1)%</text:p>
      <text:p text:style-name="Standard"><text:s text:c="3"/>z error: (0.0, 1)%</text:p>
      <text:p text:style-name="Standard"><text:s text:c="3"/>cl error: (1.42328481457e6, 381034)%</text:p>
      <text:p text:style-name="Standard"><text:s text:c="3"/>cd error: (Inf, 358964)%</text:p>
      <text:p text:style-name="Standard"><text:s text:c="3"/>cm error: (7.473937150914e7, 331883)%</text:p>
      <text:p text:style-name="Standard"/>
      <text:p text:style-name="Standard">Total Min errors:</text:p>
      <text:p text:style-name="Standard"><text:s text:c="3"/>x error: (0.0, 1)%</text:p>
      <text:p text:style-name="Standard"><text:s text:c="3"/>z error: (0.0, 1)%</text:p>
      <text:p text:style-name="Standard"><text:s text:c="3"/>cl error: (0.0, 1)%</text:p>
      <text:p text:style-name="Standard"><text:s text:c="3"/>cd error: (0.0, 1)%</text:p>
      <text:p text:style-name="Standard"><text:s text:c="3"/>cm error: (0.0, 1)%</text:p>
      <text:p text:style-name="Standard"/>
      <text:p text:style-name="Standard"><text:soft-page-break/>Swept time data:</text:p>
      <text:p text:style-name="Standard">Time ratio: 1.51443 (Julia/Python)</text:p>
      <text:p text:style-name="Standard">Time diff: 8810.34457 (Julia-Python)</text:p>
      <text:p text:style-name="Standard"/>
      <text:p text:style-name="Standard">Single Run Converged Percents:</text:p>
      <text:p text:style-name="Standard"/>
      <text:p text:style-name="Standard"><text:s text:c="3"/>Both converged: <text:s text:c="13"/>4.746485260770975%</text:p>
      <text:p text:style-name="Standard"><text:s text:c="3"/>Python converged: <text:s text:c="11"/>38.30839002267574%</text:p>
      <text:p text:style-name="Standard"><text:s text:c="3"/>Julia converged: <text:s text:c="12"/>66.4063492063492%</text:p>
      <text:p text:style-name="Standard"><text:s text:c="3"/>Python converged, not Julia: 33.56190476190476%</text:p>
      <text:p text:style-name="Standard"><text:s text:c="3"/>Julia converged, not Python: 61.65986394557823%</text:p>
      <text:p text:style-name="Standard"/>
      <text:p text:style-name="Standard">Single Run Converged RMS:</text:p>
      <text:p text:style-name="Standard">Cl RMS: 1.0891</text:p>
      <text:p text:style-name="Standard">Cd RMS: 6.09332</text:p>
      <text:p text:style-name="Standard">Cm RMS: 0.98542</text:p>
      <text:p text:style-name="Standard"/>
      <text:p text:style-name="Standard">Single Run Converged Comparison:</text:p>
      <text:p text:style-name="Standard"/>
      <text:p text:style-name="Standard"><text:s text:c="3"/>cl average error: <text:s/>108.6035%</text:p>
      <text:p text:style-name="Standard"><text:s text:c="3"/>cl max error: <text:s text:c="5"/>122.4377%</text:p>
      <text:p text:style-name="Standard"><text:s text:c="6"/>Python CL: <text:s text:c="5"/>-10.0</text:p>
      <text:p text:style-name="Standard"><text:s text:c="6"/>Julia CL: <text:s text:c="6"/>2.24377246</text:p>
      <text:p text:style-name="Standard"><text:s text:c="9"/>Alfa = -2.0 <text:s text:c="4"/>Re = 1.0e8 <text:s text:c="4"/>Mach = 0.3 <text:s text:c="4"/>NACA P = [0.0, 4.0, 6.0]</text:p>
      <text:p text:style-name="Standard"><text:s text:c="9"/>Pane = 140 <text:s text:c="8"/>Perc maint = false <text:s text:c="4"/>Iterations = 20</text:p>
      <text:p text:style-name="Standard"/>
      <text:p text:style-name="Standard"/>
      <text:p text:style-name="Standard"><text:s text:c="3"/>cd average error: 205.7090134644953%</text:p>
      <text:p text:style-name="Standard"><text:s text:c="3"/>cd max: <text:s text:c="4"/>19965.031681768356%</text:p>
      <text:p text:style-name="Standard"><text:s text:c="3"/>cm average: 98.3677480840721</text:p>
      <text:p text:style-name="Standard"/>
      <text:p text:style-name="Standard">Single Run Time data</text:p>
      <text:p text:style-name="Standard"><text:s text:c="3"/>Time ratio: 1.29988 (Julia/Python)</text:p>
      <text:p text:style-name="Standard"><text:s text:c="3"/>Time diff: 9870.54738 (Julia-Python)</text:p>
      <text:p text:style-name="Standard"/>
      <text:p text:style-name="Standard"><text:s/>Total Run time: 32.98992 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08:54.988243337</meta:creation-date>
    <dc:date>2018-08-08T23:41:34.174279812</dc:date>
    <meta:editing-duration>P6DT11H12M7S</meta:editing-duration>
    <meta:editing-cycles>3</meta:editing-cycles>
    <meta:generator>LibreOffice/6.0.5.2$Linux_X86_64 LibreOffice_project/00$Build-2</meta:generator>
    <meta:document-statistic meta:table-count="0" meta:image-count="0" meta:object-count="0" meta:page-count="2" meta:paragraph-count="67" meta:word-count="278" meta:character-count="2235" meta:non-whitespace-character-count="1660"/>
  </office:meta>
</office:document-meta>
</file>